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-name="Transparency_20_21" draw:textarea-horizontal-align="center" draw:textarea-vertical-align="middle" draw:shadow="visible"/>
    </style:style>
    <style:style style:name="gr2" style:family="graphic" style:parent-style-name="standard">
      <style:graphic-properties draw:stroke="none" svg:stroke-color="#000000" draw:fill="solid" draw:fill-color="#000000" draw:textarea-horizontal-align="center" draw:textarea-vertical-align="middle" fo:min-height="1cm" draw:shadow="hidden"/>
    </style:style>
    <style:style style:name="gr3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true" draw:auto-grow-width="true" fo:min-height="0cm" fo:min-width="0cm" draw:shadow="hidden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g>
          <draw:path draw:style-name="gr1" draw:text-style-name="P1" draw:layer="layout" svg:width="12.499cm" svg:height="14.999cm" svg:x="2.6cm" svg:y="3.7cm" svg:viewBox="0 0 12500 15000" svg:d="m0 11707c0-3903 0-7804 0-11707 4026 2164 8263 3293 12500 3293 0 3903 0 7804 0 11707-4237 0-8474-1128-12500-3293z">
            <text:p/>
          </draw:path>
          <draw:g>
            <draw:path draw:style-name="gr2" draw:text-style-name="P1" draw:layer="measurelines" svg:width="0.318cm" svg:height="0.528cm" svg:x="3.6cm" svg:y="5.399cm" svg:viewBox="0 0 319 529" svg:d="m264 174 55 33v218c0 38-4 65-15 81s-27 25-51 23-58-14-96-39-69-50-92-80-40-57-50-87-15-65-15-105v-218l51 36v218c0 33 4 59 10 79s18 39 34 59 33 35 57 51c40 25 68 35 86 29s26-33 26-80z">
              <text:p/>
            </draw:path>
            <draw:path draw:style-name="gr2" draw:text-style-name="P1" draw:layer="measurelines" svg:width="0.265cm" svg:height="0.342cm" svg:x="3.985cm" svg:y="5.786cm" svg:viewBox="0 0 266 343" svg:d="m0 152 51 24c4 20 12 39 26 55s33 34 57 47 45 19 58 17 17-10 17-21-7-22-15-33c-9-9-27-23-58-46-40-30-67-53-82-67s-26-30-35-45-11-30-11-44c0-12 4-21 9-29s16-10 26-10c8 0 20 1 35 5s31 12 46 21c27 12 48 28 69 45s32 31 42 47 15 32 19 51l-56-22c-1-15-9-30-20-44s-29-26-50-38c-25-14-42-19-53-18s-15 8-15 17c0 6 1 11 7 18 3 8 10 16 20 25 5 4 22 17 47 37 39 30 66 52 82 66s28 27 37 41 13 32 13 48c0 15-5 25-17 34s-26 12-47 9-42-12-68-26c-40-22-73-47-92-74s-37-58-42-90z">
              <text:p/>
            </draw:path>
            <draw:path draw:style-name="gr2" draw:text-style-name="P1" draw:layer="measurelines" svg:width="0.271cm" svg:height="0.4cm" svg:x="4.315cm" svg:y="5.923cm" svg:viewBox="0 0 272 401" svg:d="m220 378v-41c-26 19-63 18-106-2-19-9-39-22-55-36-17-15-31-29-38-41s-14-28-18-43c-2-11-3-26-3-46v-169l56 28v152c0 24 2 41 4 50 4 14 12 27 24 38s23 25 42 32c15 7 32 12 47 12s25-6 30-16 10-24 10-47v-147l59 25v274z">
              <text:p/>
            </draw:path>
            <draw:path draw:style-name="gr2" draw:text-style-name="P1" draw:layer="measurelines" svg:width="0.319cm" svg:height="0.363cm" svg:x="4.655cm" svg:y="6.12cm" svg:viewBox="0 0 320 364" svg:d="m247 302c-23 6-42 7-64 4-19-1-41-6-62-16-41-16-69-35-89-59s-32-47-32-70c0-13 5-23 12-29s17-13 31-15 27 0 42 2c12 3 31 8 53 14 46 16 82 25 105 28 0-6 0-10 0-12 0-19-7-35-17-47-14-16-38-31-66-43-27-11-47-16-62-13s-22 10-28 28l-59-32c5-16 13-28 27-35s29-9 51-6 48 11 78 23 53 24 72 37 33 25 41 37 14 24 18 39c1 7 3 23 3 44v61c0 43 1 70 2 83s8 25 17 39l-60-23c-7-14-12-26-13-39zm-4-104c-22-3-54-10-97-21-23-9-40-12-50-13s-19 0-25 5-6 11-6 19c0 12 5 24 16 37s31 25 53 34 42 14 60 14 30-7 38-16c7-9 11-22 11-42z">
              <text:p/>
            </draw:path>
            <draw:path draw:style-name="gr2" draw:text-style-name="P1" draw:layer="measurelines" svg:width="0.186cm" svg:height="0.295cm" svg:x="5.044cm" svg:y="6.236cm" svg:viewBox="0 0 187 296" svg:d="m0 273v-273l51 20v42c14-15 27-22 39-25s23-1 37 5c19 6 41 17 60 35l-19 34c-15-8-29-18-44-24-12-4-25-4-33-2s-18 10-23 17c-6 14-10 31-10 51v143z">
              <text:p/>
            </draw:path>
            <draw:path draw:style-name="gr2" draw:text-style-name="P1" draw:layer="measurelines" svg:width="0.058cm" svg:height="0.396cm" svg:x="5.268cm" svg:y="6.214cm" svg:viewBox="0 0 59 397" svg:d="m0 53c0-17 0-35 0-53 21 6 41 13 59 20 0 17 0 35 0 53-18-6-38-14-59-20zm0 324c0-91 0-182 0-273 21 6 41 13 59 19 0 91 0 183 0 274-18-6-38-13-59-20z">
              <text:p/>
            </draw:path>
            <draw:path draw:style-name="gr2" draw:text-style-name="P1" draw:layer="measurelines" svg:width="0.319cm" svg:height="0.306cm" svg:x="5.394cm" svg:y="6.393cm" svg:viewBox="0 0 320 307" svg:d="m0 103c0-50 19-82 53-95 29-12 66-10 108 4 48 16 86 38 116 71s43 72 43 115c0 35-6 61-19 77s-32 27-58 31c-25 3-52 0-82-8-47-16-87-42-115-74s-46-74-46-121zm60 20c0 35 9 64 29 87s43 40 72 49 52 7 71-5 30-36 30-72c0-34-9-61-30-84s-42-39-71-48-54-8-72 3-29 35-29 70z">
              <text:p/>
            </draw:path>
          </draw:g>
        </draw:g>
        <draw:g>
          <draw:path draw:style-name="gr1" draw:text-style-name="P1" draw:layer="measurelines" svg:width="10.499cm" svg:height="10.499cm" svg:x="4cm" svg:y="7.5cm" svg:viewBox="0 0 10500 10500" svg:d="m0 8195c0-2732 0-5463 0-8195 3382 1515 6941 2305 10500 2305 0 2732 0 5463 0 8195-3559 0-7118-790-10500-2305z">
            <text:p/>
          </draw:path>
          <draw:g>
            <draw:path draw:style-name="gr2" draw:text-style-name="P1" draw:layer="measurelines" svg:width="0.328cm" svg:height="0.482cm" svg:x="4.807cm" svg:y="8.692cm" svg:viewBox="0 0 329 483" svg:d="m0 455v-455l161 81c29 13 51 25 66 35 21 15 39 31 54 48s26 37 35 60 13 45 13 68c0 38-12 66-35 82s-66 9-127-21l-110-55v185zm0-239 111 56c36 18 62 23 77 15s25-22 25-49c0-19-6-38-15-55s-20-32-35-44c-11-8-29-18-54-30l-109-55z">
              <text:p/>
            </draw:path>
            <draw:path draw:style-name="gr2" draw:text-style-name="P1" draw:layer="measurelines" svg:width="0.295cm" svg:height="0.418cm" svg:x="5.184cm" svg:y="9.041cm" svg:viewBox="0 0 296 419" svg:d="m228 350c-20 9-38 13-57 11s-39-6-60-16c-36-15-64-36-82-62s-29-54-29-81c0-16 3-30 11-39s17-16 28-20 25-3 40 0c10 2 26 6 48 13 44 14 76 22 97 23 0-8 1-12 1-14 0-23-6-41-16-55-14-19-34-34-62-46-24-12-44-14-56-11s-21 16-27 35l-54-30c5-22 13-37 23-46s28-14 49-11 45 8 73 20 48 25 65 39 31 28 39 42 14 28 17 45c2 10 3 28 3 53v74c0 52 1 85 4 100s6 30 13 45l-56-24c-6-14-10-29-12-45zm-3-126c-21 0-50-7-89-18-24-8-40-11-49-10s-16 2-21 8-8 13-8 22c0 15 6 29 17 45s27 27 49 36c21 9 39 13 56 11s27-9 36-22c5-10 8-28 8-53z">
              <text:p/>
            </draw:path>
            <draw:path draw:style-name="gr2" draw:text-style-name="P1" draw:layer="measurelines" svg:width="0.265cm" svg:height="0.437cm" svg:x="5.547cm" svg:y="9.158cm" svg:viewBox="0 0 266 438" svg:d="m0 330v-330l49 21v47c25-26 59-30 104-12 20 9 39 20 55 33s29 28 37 43 15 30 17 48c3 11 4 30 4 55v203l-56-22v-201c0-23-2-41-6-54s-12-24-23-35-24-20-39-26c-24-10-44-10-61-2s-25 34-25 76v180z">
              <text:p/>
            </draw:path>
            <draw:path draw:style-name="gr2" draw:text-style-name="P1" draw:layer="measurelines" svg:width="0.161cm" svg:height="0.467cm" svg:x="5.865cm" svg:y="9.208cm" svg:viewBox="0 0 162 468" svg:d="m155 417 7 51c-16-2-30-6-43-11-20-8-35-16-47-28-12-9-20-21-23-33s-8-35-8-69v-190l-41-16v-43l41 16v-82l58-12v115l56 22v43l-56-22v193c0 16 1 27 2 33s5 9 9 14 11 9 20 11c7 2 14 5 25 8z">
              <text:p/>
            </draw:path>
            <draw:path draw:style-name="gr2" draw:text-style-name="P1" draw:layer="measurelines" svg:width="0.304cm" svg:height="0.402cm" svg:x="6.058cm" svg:y="9.394cm" svg:viewBox="0 0 305 403" svg:d="m236 338c-20 11-40 16-59 17-20-1-41-4-63-12-37-13-66-33-85-56s-29-52-29-79c0-16 3-31 10-40s17-18 30-21 26-5 40-3c12 1 28 3 51 8 46 12 80 16 101 17 1-7 1-12 1-14 0-23-5-41-16-54-15-18-37-33-64-41-27-9-47-13-59-8s-22 17-27 38l-58-27c5-22 13-38 25-47s29-16 50-16 47 5 76 16c28 11 51 20 70 34s29 26 38 39 15 26 17 44c2 9 3 26 3 51v74c0 52 1 86 4 101s7 30 13 44l-56-19c-7-15-11-28-13-46zm-3-124c-21 1-52-3-93-13-23-5-40-7-50-7s-17 4-21 11-9 14-9 23c0 15 6 29 16 43s29 25 51 33 43 10 58 6 30-11 39-25c6-10 8-27 8-52z">
              <text:p/>
            </draw:path>
            <draw:path draw:style-name="gr2" draw:text-style-name="P1" draw:layer="measurelines" svg:width="0.057cm" svg:height="0.473cm" svg:x="6.43cm" svg:y="9.365cm" svg:viewBox="0 0 58 474" svg:d="m0 455c0-152 0-303 0-455 19 7 38 13 58 19 0 152 0 303 0 455-20-6-39-12-58-19z">
              <text:p/>
            </draw:path>
            <draw:path draw:style-name="gr2" draw:text-style-name="P1" draw:layer="measurelines" svg:width="0.054cm" svg:height="0.472cm" svg:x="6.573cm" svg:y="9.413cm" svg:viewBox="0 0 55 473" svg:d="m0 455c0-152 0-303 0-455 19 6 36 11 55 18 0 152 0 303 0 455-19-7-36-12-55-18z">
              <text:p/>
            </draw:path>
            <draw:path draw:style-name="gr2" draw:text-style-name="P1" draw:layer="measurelines" svg:width="0.304cm" svg:height="0.39cm" svg:x="6.695cm" svg:y="9.609cm" svg:viewBox="0 0 305 391" svg:d="m236 329c-19 13-40 19-60 19-18 2-39 0-61-7-37-12-66-29-85-52s-30-51-30-78c0-16 4-30 12-41s16-18 29-22 26-6 40-6c12 1 28 3 51 7 45 8 79 12 100 11 0-8 1-13 1-15 0-23-6-40-16-52-14-17-36-30-64-39-26-8-45-8-58-3s-22 18-28 39l-56-25c5-21 12-38 24-48s29-17 49-17 48 2 77 11 51 18 67 30 32 25 40 37 13 26 17 43c2 10 3 27 3 52v74c0 52 1 85 4 100s6 29 13 44l-58-17c-5-13-9-28-11-45zm-3-125c-20 3-52 0-93-6-23-5-39-6-49-4s-17 4-22 11-8 14-8 23c0 15 6 29 17 42s29 25 50 31c22 7 41 8 58 3s30-13 38-27c5-11 8-28 8-53z">
              <text:p/>
            </draw:path>
          </draw:g>
        </draw:g>
        <draw:g>
          <draw:g>
            <draw:path draw:style-name="gr1" draw:text-style-name="P1" draw:layer="measurelines" svg:width="8.499cm" svg:height="6.999cm" svg:x="5.5cm" svg:y="10.5cm" svg:viewBox="0 0 8500 7000" svg:d="m0 5463c0-1821 0-3642 0-5463 2738 1010 5619 1537 8500 1537 0 1821 0 3642 0 5463-2881 0-5762-527-8500-1537z">
              <text:p/>
            </draw:path>
          </draw:g>
        </draw:g>
        <draw:g>
          <draw:path draw:style-name="gr3" draw:text-style-name="P1" draw:layer="layout" svg:width="0.336cm" svg:height="0.515cm" draw:transform="skewX (-0.0774926187885336) rotate (-0.0771435529393207) translate (6.19984117074667cm 11.7269877229834cm)" svg:viewBox="0 0 337 516" svg:d="m0 454v-454l141 46c30 11 55 21 72 31 23 13 43 30 59 51 22 27 38 58 48 93s17 71 17 112c0 35-4 64-11 89s-16 43-28 57-24 23-37 29-30 9-49 8-41-5-66-13zm-93-85 87 28c27 9 48 13 64 13s27-5 37-12c12-10 23-26 28-48s12-51 12-85c0-47-8-85-21-114s-32-53-51-68c-15-11-38-21-69-32l-87-28z">
            <text:p/>
          </draw:path>
          <draw:path draw:style-name="gr3" draw:text-style-name="P1" draw:layer="layout" svg:width="0.273cm" svg:height="0.381cm" draw:transform="skewX (-0.0757472895365396) rotate (-0.0767944870889219) translate (6.58489807467092cm 12.0338766556744cm)" svg:viewBox="0 0 274 382" svg:d="m211 324c-17 12-35 19-53 20-17 2-36 1-55-5-34-10-59-26-76-49s-27-49-27-75c0-16 4-30 11-41s15-19 25-24 24-7 37-7c10 0 25 2 44 4 42 8 72 9 91 8 0-8 0-13 0-15 0-23-4-40-14-52-13-17-33-29-58-36-23-6-40-7-52-1s-20 19-24 40l-51-22c4-22 12-38 23-49s25-19 44-20 41 0 67 8c25 8 45 16 63 28s26 23 33 35 14 26 17 43c2 9 2 26 2 51v74c0 52 1 86 3 100s7 28 13 43l-52-15c-5-14-9-28-11-43zm-3-125c-18 3-45 2-82-3-21-3-37-4-44-2s-17 5-21 12-6 15-6 24c0 15 5 28 14 40s25 23 46 29c19 6 37 5 52 2s26-14 33-29c6-11 8-28 8-53z">
            <text:p/>
          </draw:path>
          <draw:path draw:style-name="gr3" draw:text-style-name="P1" draw:layer="layout" svg:width="0.144cm" svg:height="0.458cm" draw:transform="skewX (-0.0760963553869384) rotate (-0.0757472895377263) translate (6.89063758178513cm 12.029187672859cm)" svg:viewBox="0 0 145 459" svg:d="m139 408 6 51c-14-1-28-2-38-5-19-5-33-12-44-22-9-9-16-20-21-31s-6-34-6-68l1-190-37-10v-42l37 10v-82l50-19v115l52 14v43l-52-14v192c0 16 0 28 2 32s5 9 10 14 10 6 17 8c6 1 14 3 23 4z">
            <text:p/>
          </draw:path>
          <draw:path draw:style-name="gr3" draw:text-style-name="P1" draw:layer="layout" svg:width="0.279cm" svg:height="0.351cm" draw:transform="skewX (-0.0792379480405276) rotate (-0.0783652834157167) translate (7.06035458956861cm 12.2045893322138cm)" svg:viewBox="0 0 280 352" svg:d="m0 140c0-61 15-101 45-122 26-18 58-22 95-13 41 10 75 33 101 69s39 81 39 133c0 43-6 74-17 96s-29 35-51 44c-23 7-47 8-73 1-42-10-76-34-102-70s-37-82-37-138zm51 13c0 42 9 77 25 102s38 41 63 47c26 6 48 1 64-15s25-47 25-90c0-41-8-74-25-99s-38-41-63-48c-25-6-48-2-64 15s-25 46-25 88z">
            <text:p/>
          </draw:path>
          <draw:path draw:style-name="gr3" draw:text-style-name="P1" draw:layer="layout" svg:width="0.249cm" svg:height="0.353cm" draw:transform="skewX (-0.0788888821901288) rotate (-0.0801106126677109) translate (7.37921935054081cm 12.3036465416068cm)" svg:viewBox="0 0 250 354" svg:d="m0 212 50 6c3 22 11 41 24 55s31 25 54 30c25 6 41 5 53-4s17-18 17-32c0-13-5-24-15-33-7-7-25-16-53-31-38-18-64-34-78-45s-25-24-33-39-11-31-11-47c0-15 2-27 9-38s15-20 25-25c8-4 19-8 33-9s29 0 44 4c24 6 44 14 63 25s31 26 40 40 15 33 18 55l-51-5c-2-18-9-32-20-43s-26-20-47-25c-23-5-40-6-49 1s-15 14-15 25c0 8 2 15 5 22 5 7 12 13 20 19 5 4 21 11 45 25 37 19 63 33 76 44s27 20 34 35 12 32 12 51c0 18-4 35-14 49s-25 24-43 29c-20 4-40 4-64-2-39-9-69-25-89-48s-34-52-40-89z">
            <text:p/>
          </draw:path>
          <draw:path draw:style-name="gr3" draw:text-style-name="P1" draw:layer="layout" svg:width="0.263cm" svg:height="0.462cm" draw:transform="skewX (-0.0753982236861408) rotate (-0.0759218224629257) translate (7.83282995989338cm 12.3430926813855cm)" svg:viewBox="0 0 264 463" svg:d="m216 454v-42c-20 30-48 40-86 33-24-5-46-18-66-36s-37-41-49-70-15-59-15-93c0-33 5-61 14-86s26-41 46-52 43-13 68-7c18 3 35 11 49 23s26 24 36 39l-1-163 51 9 1 454zm-212-206c0 42 8 76 25 100s36 38 59 43c23 5 41-2 57-19s24-45 24-86c0-45-7-80-24-104s-35-39-60-44c-23-4-43 2-58 19s-23 48-23 91z">
            <text:p/>
          </draw:path>
          <draw:path draw:style-name="gr3" draw:text-style-name="P1" draw:layer="layout" svg:width="0.28cm" svg:height="0.348cm" draw:transform="skewX (-0.0774926187885336) rotate (-0.0783652834157167) translate (8.15707150371639cm 12.5297736549431cm)" svg:viewBox="0 0 281 349" svg:d="m225 247 54 15c-8 33-24 57-47 71s-52 19-87 13c-45-8-79-29-106-63s-39-78-39-131c0-56 12-97 39-122s60-35 102-28c42 7 74 28 100 62s40 79 40 133c0 3 0 7 0 14l-229-39c2 37 12 66 28 88s39 35 64 40c20 4 36 1 50-8s24-24 31-45zm-170-120 171 30c-3-29-10-50-19-66-18-23-39-38-66-43-23-4-43 2-59 16s-25 34-27 63z">
            <text:p/>
          </draw:path>
          <draw:path draw:style-name="gr3" draw:text-style-name="P1" draw:layer="layout" svg:width="0.348cm" svg:height="0.476cm" draw:transform="skewX (-0.0773180858633342) rotate (-0.0774926187897196) translate (8.6701556171392cm 12.5141041351578cm)" svg:viewBox="0 0 349 477" svg:d="m0 454v-454l145 20c33 5 58 10 75 17 25 10 46 22 62 40 23 23 39 51 51 85s16 68 16 109c0 35-4 64-10 90s-18 47-30 63-24 28-39 36-29 14-50 16-42 3-68-1zm-97-67 91 13c27 3 49 3 66 0s29-10 38-19c14-12 22-30 30-53s12-52 12-86c0-46-8-84-23-111s-31-47-52-59c-15-8-40-14-73-19l-89-12z">
            <text:p/>
          </draw:path>
          <draw:path draw:style-name="gr3" draw:text-style-name="P1" draw:layer="layout" svg:width="0.165cm" svg:height="0.334cm" draw:transform="skewX (-0.0774926187885336) rotate (-0.0785398163409161) translate (9.08552547431251cm 12.7265756266232cm)" svg:viewBox="0 0 166 335" svg:d="m0 329v-329l47 5v51c13-23 23-37 33-43s21-9 34-8c17 1 34 10 52 24l-18 49c-12-8-25-14-37-15-11-1-21 2-30 8s-15 16-19 29c-6 18-9 40-9 63v172z">
            <text:p/>
          </draw:path>
          <draw:path draw:style-name="gr3" draw:text-style-name="P1" draw:layer="layout" svg:width="0.282cm" svg:height="0.347cm" draw:transform="skewX (-0.0774926187885336) rotate (-0.0778416846401185) translate (9.26595324660312cm 12.7665058603096cm)" svg:viewBox="0 0 283 348" svg:d="m218 302c-18 16-36 27-53 32-19 6-38 8-59 6-34-3-61-15-79-34s-27-44-27-71c0-15 3-29 10-42s16-22 28-29 24-11 37-14c11-2 26-4 47-5 43-1 74-5 93-10 0-8 0-13 0-15 0-23-3-40-14-50-12-14-33-21-59-24-25-3-43 1-55 9s-20 23-25 45l-53-12c4-22 12-41 23-53s26-24 46-29 44-8 70-5c27 3 48 7 64 15s28 18 36 29 13 23 17 39c1 9 1 26 1 51l1 74c0 51 1 84 3 98s6 28 13 41l-54-4c-6-13-10-26-11-42zm-2-123c-19 6-48 11-86 13-21 1-37 4-46 7s-16 8-21 16-7 15-7 24c0 15 6 28 16 39s26 17 46 19 39-1 54-9 28-20 36-36c5-11 8-28 8-53z">
            <text:p/>
          </draw:path>
          <draw:path draw:style-name="gr3" draw:text-style-name="P1" draw:layer="layout" svg:width="0.27cm" svg:height="0.468cm" draw:transform="skewX (-0.0766199541625366) rotate (-0.0773180858645202) translate (9.59117981203226cm 12.8178537024758cm)" svg:viewBox="0 0 271 469" svg:d="m11 354 51 11c2 17 7 29 17 38 14 12 31 18 54 20 24 2 43-2 57-11 12-10 22-24 27-43 2-10 3-34 3-69-23 26-51 38-85 36-43-2-76-21-99-56s-36-74-36-120c0-31 6-60 16-86s26-45 46-57 45-19 73-17c36 3 66 20 89 54v-41l47 3v285c0 50-4 86-13 107-10 20-25 36-46 47s-48 16-79 14c-37-3-66-14-90-33-22-19-33-47-32-82zm43-194c0 44 8 76 24 97s37 32 62 33c24 1 44-6 60-25s24-49 24-91c0-40-8-72-25-93s-37-33-61-35c-24-2-43 7-59 26s-25 49-25 88z">
            <text:p/>
          </draw:path>
          <draw:path draw:style-name="gr3" draw:text-style-name="P1" draw:layer="layout" svg:width="0.406cm" svg:height="0.469cm" draw:transform="skewX (-0.0764454212373372) rotate (-0.0762708883133245) translate (9.94304571969343cm 12.7416123139605cm)" svg:viewBox="0 0 407 470" svg:d="m0 454v-454l85 4 101 325c9 31 16 53 20 68 5-16 12-40 23-72l102-311 76 3v453l-54-2v-380l-124 376-51-2-123-392v386z">
            <text:p/>
          </draw:path>
          <draw:path draw:style-name="gr3" draw:text-style-name="P1" draw:layer="layout" svg:width="0.284cm" svg:height="0.342cm" draw:transform="skewX (-0.07853981633973) rotate (-0.0773180858645202) translate (10.4158405064931cm 12.9156740232069cm)" svg:viewBox="0 0 285 343" svg:d="m229 231 54 7c-9 34-24 60-47 78s-53 28-89 27c-45 0-81-16-108-45s-39-73-39-126c0-55 14-98 40-127s61-45 105-45c41 0 75 16 101 46s39 72 39 126c0 3 0 8 0 15l-232-3c2 36 11 64 29 84s39 29 65 29c19 0 36-4 49-15s25-28 33-51zm-173-92 173 2c-2-28-9-48-19-62-17-21-39-32-66-33-24-1-44 9-60 26s-26 38-28 67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21" draw:display-name="Transparency 21" draw:style="linear" draw:start="100%" draw:end="0%" draw:angle="517" draw:border="1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Manuel Navarro Pérez</meta:initial-creator>
    <meta:creation-date>2014-01-25T12:28:32.20</meta:creation-date>
    <dc:date>2014-02-06T10:29:22.87</dc:date>
    <dc:creator>Manuel Navarro Pérez</dc:creator>
    <meta:editing-duration>PT19M52S</meta:editing-duration>
    <meta:editing-cycles>2</meta:editing-cycles>
    <meta:generator>OpenOffice.org/3.3$Win32 OpenOffice.org_project/330m20$Build-9567</meta:generator>
    <meta:document-statistic meta:object-count="38"/>
  </office:meta>
</office:document-meta>
</file>